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2:mergesort.A11 mergesort.B1:mergesort.B1 mergesort.B2:mergesort.B1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16" calcext:value-type="float">
            <text:p>816</text:p>
          </table:table-cell>
          <table:table-cell table:formula="of:=[.B2]/([.A2])" office:value-type="float" office:value="0.816" calcext:value-type="float">
            <text:p>0,816</text:p>
          </table:table-cell>
          <table:table-cell table:formula="of:=[.A2]* [.C$13]" office:value-type="float" office:value="422.727698412698" calcext:value-type="float">
            <text:p>422,727698412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8" calcext:value-type="float">
            <text:p>788</text:p>
          </table:table-cell>
          <table:table-cell table:formula="of:=[.B3]/([.A3])" office:value-type="float" office:value="0.394" calcext:value-type="float">
            <text:p>0,394</text:p>
          </table:table-cell>
          <table:table-cell table:formula="of:=[.A3] * [.C$13]" office:value-type="float" office:value="845.455396825397" calcext:value-type="float">
            <text:p>845,45539682539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51" calcext:value-type="float">
            <text:p>1151</text:p>
          </table:table-cell>
          <table:table-cell table:formula="of:=[.B4]/([.A4])" office:value-type="float" office:value="0.383666666666667" calcext:value-type="float">
            <text:p>0,383666666666667</text:p>
          </table:table-cell>
          <table:table-cell table:formula="of:=[.A4]* [.C$13]" office:value-type="float" office:value="1268.1830952381" calcext:value-type="float">
            <text:p>1268,183095238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31" calcext:value-type="float">
            <text:p>1531</text:p>
          </table:table-cell>
          <table:table-cell table:formula="of:=[.B5]/([.A5])" office:value-type="float" office:value="0.38275" calcext:value-type="float">
            <text:p>0,38275</text:p>
          </table:table-cell>
          <table:table-cell table:formula="of:=[.A5]* [.C$13]" office:value-type="float" office:value="1690.91079365079" calcext:value-type="float">
            <text:p>1690,910793650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7" calcext:value-type="float">
            <text:p>1877</text:p>
          </table:table-cell>
          <table:table-cell table:formula="of:=[.B6]/([.A6])" office:value-type="float" office:value="0.3754" calcext:value-type="float">
            <text:p>0,3754</text:p>
          </table:table-cell>
          <table:table-cell table:formula="of:=[.A6] * [.C$13]" office:value-type="float" office:value="2113.63849206349" calcext:value-type="float">
            <text:p>2113,638492063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50" calcext:value-type="float">
            <text:p>2250</text:p>
          </table:table-cell>
          <table:table-cell table:formula="of:=[.B7]/([.A7])" office:value-type="float" office:value="0.375" calcext:value-type="float">
            <text:p>0,375</text:p>
          </table:table-cell>
          <table:table-cell table:formula="of:=[.A7]* [.C$13]" office:value-type="float" office:value="2536.36619047619" calcext:value-type="float">
            <text:p>2536,366190476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622" calcext:value-type="float">
            <text:p>2622</text:p>
          </table:table-cell>
          <table:table-cell table:formula="of:=[.B8]/([.A8])" office:value-type="float" office:value="0.374571428571429" calcext:value-type="float">
            <text:p>0,374571428571429</text:p>
          </table:table-cell>
          <table:table-cell table:formula="of:=[.A8]* [.C$13]" office:value-type="float" office:value="2959.09388888889" calcext:value-type="float">
            <text:p>2959,0938888888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table:formula="of:=[.B9]/([.A9])" office:value-type="float" office:value="0.375" calcext:value-type="float">
            <text:p>0,375</text:p>
          </table:table-cell>
          <table:table-cell table:formula="of:=[.A9] * [.C$13]" office:value-type="float" office:value="3381.82158730159" calcext:value-type="float">
            <text:p>3381,821587301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374" calcext:value-type="float">
            <text:p>3374</text:p>
          </table:table-cell>
          <table:table-cell table:formula="of:=[.B10]/([.A10])" office:value-type="float" office:value="0.374888888888889" calcext:value-type="float">
            <text:p>0,374888888888889</text:p>
          </table:table-cell>
          <table:table-cell table:formula="of:=[.A10]* [.C$13]" office:value-type="float" office:value="3804.54928571429" calcext:value-type="float">
            <text:p>3804,549285714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60" calcext:value-type="float">
            <text:p>3760</text:p>
          </table:table-cell>
          <table:table-cell table:formula="of:=[.B11]/([.A11])" office:value-type="float" office:value="0.376" calcext:value-type="float">
            <text:p>0,376</text:p>
          </table:table-cell>
          <table:table-cell table:formula="of:=[.A11]* [.C$13]" office:value-type="float" office:value="4227.27698412698" calcext:value-type="float">
            <text:p>4227,27698412698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422727698412698" calcext:value-type="float">
            <text:p>0,422727698412698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21:33:23.3471286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21:38:35.220829749</dc:date>
    <meta:editing-duration>PT1H24M16S</meta:editing-duration>
    <meta:editing-cycles>6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68cm" svg:y="3.756cm" style:legend-expansion="high" chart:style-name="ch2"/>
        <chart:plot-area chart:style-name="ch3" table:cell-range-address="mergesort.A2:mergesort.B11 mergesort.B1:mergesort.B1 mergesort.D1:mergesort.D11" chart:data-source-has-labels="row" svg:x="0.32cm" svg:y="0.18cm" svg:width="10.028cm" svg:height="8.647cm">
          <chartooo:coordinate-region svg:x="1.312cm" svg:y="0.379cm" svg:width="8.57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mergesort.A2:mergesort.A11</svg:desc>
                </draw:g>
              </table:table-cell>
              <table:table-cell office:value-type="float" office:value="816">
                <text:p>816</text:p>
                <draw:g>
                  <svg:desc>mergesort.B2:mergesort.B11</svg:desc>
                </draw:g>
              </table:table-cell>
              <table:table-cell office:value-type="float" office:value="422.727698412698">
                <text:p>422.727698412698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88">
                <text:p>788</text:p>
              </table:table-cell>
              <table:table-cell office:value-type="float" office:value="845.455396825397">
                <text:p>845.455396825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151">
                <text:p>1151</text:p>
              </table:table-cell>
              <table:table-cell office:value-type="float" office:value="1268.1830952381">
                <text:p>1268.1830952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531">
                <text:p>1531</text:p>
              </table:table-cell>
              <table:table-cell office:value-type="float" office:value="1690.91079365079">
                <text:p>1690.9107936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877">
                <text:p>1877</text:p>
              </table:table-cell>
              <table:table-cell office:value-type="float" office:value="2113.63849206349">
                <text:p>2113.63849206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250">
                <text:p>2250</text:p>
              </table:table-cell>
              <table:table-cell office:value-type="float" office:value="2536.36619047619">
                <text:p>2536.36619047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622">
                <text:p>2622</text:p>
              </table:table-cell>
              <table:table-cell office:value-type="float" office:value="2959.09388888889">
                <text:p>2959.093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000">
                <text:p>3000</text:p>
              </table:table-cell>
              <table:table-cell office:value-type="float" office:value="3381.82158730159">
                <text:p>3381.82158730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374">
                <text:p>3374</text:p>
              </table:table-cell>
              <table:table-cell office:value-type="float" office:value="3804.54928571429">
                <text:p>3804.549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760">
                <text:p>3760</text:p>
              </table:table-cell>
              <table:table-cell office:value-type="float" office:value="4227.27698412698">
                <text:p>4227.27698412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